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style:font-face style:name="rem" svg:font-family="rem, 'Google Sans Text', 'Google Sans', sans-serif"/>
  </office:font-face-decls>
  <office:automatic-styles>
    <style:style style:name="P1" style:family="paragraph" style:parent-style-name="Standard">
      <style:paragraph-properties fo:margin-left="0cm" fo:margin-right="0cm" fo:line-height="150%" fo:text-indent="0cm" style:auto-text-indent="false"/>
      <style:text-properties fo:font-variant="normal" fo:text-transform="none" fo:color="#000000" loext:opacity="100%" style:font-name="rem" fo:font-size="10.5pt" fo:letter-spacing="normal" fo:font-style="normal" fo:font-weight="normal" loext:padding="0cm" loext:border="none"/>
    </style:style>
    <style:style style:name="P2" style:family="paragraph" style:parent-style-name="Standard">
      <style:paragraph-properties fo:margin-left="0cm" fo:margin-right="0cm" fo:line-height="150%" fo:text-indent="0cm" style:auto-text-indent="false"/>
      <style:text-properties fo:font-variant="normal" fo:text-transform="none" fo:color="#000000" loext:opacity="100%" fo:letter-spacing="normal" loext:padding="0cm" loext:border="none"/>
    </style:style>
    <style:style style:name="P3" style:family="paragraph" style:parent-style-name="Standard">
      <style:paragraph-properties fo:margin-left="0cm" fo:margin-right="0cm" fo:line-height="150%" fo:text-indent="0cm" style:auto-text-indent="false"/>
      <style:text-properties fo:font-variant="normal" fo:text-transform="none" fo:color="#000000" loext:opacity="100%" fo:letter-spacing="normal" style:font-name-complex="rem" style:font-size-complex="10.5pt" style:font-style-complex="normal" style:font-weight-complex="normal" loext:padding="0cm" loext:border="none"/>
    </style:style>
    <style:style style:name="P4" style:family="paragraph" style:parent-style-name="Standard">
      <style:paragraph-properties fo:margin-left="0cm" fo:margin-right="0cm" fo:text-indent="0cm" style:auto-text-indent="false"/>
      <style:text-properties fo:color="#000000" loext:opacity="100%"/>
    </style:style>
    <style:style style:name="P5" style:family="paragraph" style:parent-style-name="Standard">
      <style:paragraph-properties fo:margin-left="0cm" fo:margin-right="0cm" fo:line-height="150%" fo:text-indent="0cm" style:auto-text-indent="false"/>
      <style:text-properties fo:color="#000000" loext:opacity="100%" style:font-name="rem" fo:font-size="10.5pt" fo:font-style="normal" fo:font-weight="normal"/>
    </style:style>
    <style:style style:name="T1" style:family="text">
      <style:text-properties style:font-name-complex="rem" style:font-size-complex="10.5pt" style:font-style-complex="normal" style:font-weight-complex="normal"/>
    </style:style>
    <style:style style:name="T2" style:family="text">
      <style:text-properties style:font-name="rem" fo:font-size="10.5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סליחה</text:span>, <text:span text:style-name="T1">זה לא מה שהזמנתי</text:span>.</text:p>
      <text:p text:style-name="P2"><text:span text:style-name="T1">ברוכים הבאים לפודקאסט סליחה</text:span><text:span text:style-name="T2">, </text:span><text:span text:style-name="T1">זה לא מה שהזמנתי</text:span><text:span text:style-name="T2">. </text:span><text:span text:style-name="T1">אני לימור רייך ואיתי באולפן טל בשן</text:span><text:span text:style-name="T2">. </text:span><text:span text:style-name="T1">טל הוא מייסד בית ספר למנהיגות תודעתית ומפתח שיטת אימפקט</text:span><text:span text:style-name="T2">. </text:span><text:span text:style-name="T1">היי טל</text:span></text:p>
      <text:p text:style-name="P2"><text:span text:style-name="T1">היי לימור</text:span><text:span text:style-name="T2">.</text:span></text:p>
      <text:p text:style-name="P2"><text:span text:style-name="T1">היום קראת לפרק אם תמשיך ככה לא יצא ממך</text:span><text:span text:style-name="T2">. </text:span><text:span text:style-name="T1">כלום</text:span><text:span text:style-name="T2">.</text:span></text:p>
      <text:p text:style-name="P2"><text:span text:style-name="T1">כן</text:span><text:span text:style-name="T2">.</text:span></text:p>
      <text:p text:style-name="P2"><text:span text:style-name="T1">משפט מפתח</text:span><text:span text:style-name="T2">,</text:span></text:p>
      <text:p text:style-name="P2"><text:span text:style-name="T1">משפט משפט עלמותי אה מתוך רפרטואר של א דווקא חבל היה לו פוטנציאל וזה יגמר בבכי</text:span><text:span text:style-name="T2">. </text:span><text:span text:style-name="T1">נכון</text:span><text:span text:style-name="T2">? </text:span><text:span text:style-name="T1">יש לנו כל מיני כאלה</text:span><text:span text:style-name="T2">. </text:span><text:span text:style-name="T1">היום בחרנו להתמקד</text:span><text:span text:style-name="T2">. </text:span><text:span text:style-name="T1">אם תמשיך ככה אה לא יצא לך שום דבר</text:span><text:span text:style-name="T2">.</text:span></text:p>
      <text:p text:style-name="P2"><text:span text:style-name="T1">אז איך ככה</text:span><text:span text:style-name="T2">?</text:span></text:p>
      <text:p text:style-name="P2"><text:span text:style-name="T1">אה ככה זה אומר שאנחנו רואים איזשהיא תכונה של הילד שלנו שאנחנו מאוד לא מרוצים ממנה כי אנחנו משוכנעים שאם הילד להמשיך לאחוז בה ולהתנהג את התכונה הזאתי היא תוביל אותו למקומות מאוד רעים בגלל שאנחנו מאוד אוהבים אותו ורוצים בטובתו אנחנו מודיעים לו שאם הוא ימשיך ככה שום דבר לא יצא ממנו אנחנו אומרים את זה כי אנחנו רוצים להפס אותו לנהר אותו להסביר לו ש שאם הוא ימשיך בדרך הזו שהוא ילך סופו ברור גמור מנוי וידוע ומר גם ואנחנו רוצים למנוע ממנו את הדבר הזה א ומהניסיון שלי ובא לי להאמין שגם משלך המשפטים האלה לא ממש עובדים</text:span><text:span text:style-name="T2">. </text:span><text:span text:style-name="T1">הרי כל הפודקאסט הזה ובכלל הפודקאסטים הזה עוסקים ברעיון של סליחה</text:span><text:span text:style-name="T2">. </text:span><text:span text:style-name="T1">זה לא מה שהזמנתי כי אני רוצה לשנות התנהגויות בפנים</text:span><text:span text:style-name="T2">, </text:span><text:span text:style-name="T1">בחוץ ואני לא מצליח לשנות אותם כי ודע שגם את וגם אני זוכרים את המשפטים האלה כי הם נאמרו לנו א אלפי פעמים</text:span><text:span text:style-name="T2">.</text:span></text:p>
      <text:p text:style-name="P2"><text:span text:style-name="T1">מיליון זה יותר נכון</text:span><text:span text:style-name="T2">. </text:span><text:span text:style-name="T1">אבל בוא תיתן לי דוגמה כדי שאני קצת יותר אבין למה אתה מתכוון</text:span><text:span text:style-name="T2">.</text:span></text:p>
      <text:p text:style-name="P2"><text:span text:style-name="T1">תראי א נגיד שיש לי ילד אחד שהוא אה נשבר בעוד בקלות</text:span><text:span text:style-name="T2">. </text:span><text:span text:style-name="T1">כל דבר קטן הוא עושה סיפור</text:span><text:span text:style-name="T2">. </text:span><text:span text:style-name="T1">בסדר</text:span><text:span text:style-name="T2">? </text:span><text:span text:style-name="T1">א הכל קשה לו</text:span><text:span text:style-name="T2">. </text:span><text:span text:style-name="T1">הוא מתבכיין ווואלה אני בא לו להגיד לו תקשיב</text:span><text:span text:style-name="T2">, </text:span><text:span text:style-name="T1">אתה תמשיך ככה להתבכן על כל דבר ולא תיתן פייט על החיים</text:span><text:span text:style-name="T2">. </text:span><text:span text:style-name="T1">א זה יגמר בבכי</text:span><text:span text:style-name="T2">. </text:span><text:span text:style-name="T1">זה לא יצי לך כלום</text:span><text:span text:style-name="T2">.</text:span></text:p>
      <text:p text:style-name="P2"><text:span text:style-name="T1">אני בעצם בזה שאני אומרת לא אם תמשיך ככה לא יצי ממך כלום מתכוונת לטוב בעצם</text:span><text:span text:style-name="T2">.</text:span></text:p>
      <text:p text:style-name="P2"><text:span text:style-name="T1">ברור</text:span><text:span text:style-name="T2">. </text:span><text:span text:style-name="T1">אנחנו רוצים להטיב עם הילדים שלנו</text:span><text:span text:style-name="T2">. </text:span><text:span text:style-name="T1">אם אנחנו רואים נורמטיבים אנחנו מאוד מאוד רוצים להטיב עם הילדים</text:span><text:span text:style-name="T2">. </text:span><text:span text:style-name="T1">אנחנו רוצים למ נוע מהם אסונות</text:span><text:span text:style-name="T2">, </text:span><text:span text:style-name="T1">חיים ומללים</text:span><text:span text:style-name="T2">, </text:span><text:span text:style-name="T1">אנחנו רוצים שיהיו מאושרים אבל אנחנו עושים איזה מין פעולה ישראלית או פעולה ישראלית צבאית כזאתי</text:span><text:span text:style-name="T2">. </text:span><text:span text:style-name="T1">אנחנו קצת חיים בתרבות של המורה המייסר</text:span><text:span text:style-name="T2">. </text:span><text:span text:style-name="T1">מה זה אומר</text:span><text:span text:style-name="T2">? </text:span><text:span text:style-name="T1">זה כמו מין מנהל פס יצור כזה שהוא יורד לרצפת היצור</text:span><text:span text:style-name="T2">, </text:span><text:span text:style-name="T1">מעיף מבט חמור סבר סביב</text:span><text:span text:style-name="T2">, </text:span><text:span text:style-name="T1">רואה מה לא בסדר ומאיר על הדבר הדורש תיקון</text:span><text:span text:style-name="T2">. </text:span><text:span text:style-name="T1">שזו נראית בהתחלה כפולה מאוד מאוד הגיונית</text:span><text:span text:style-name="T2">, </text:span><text:span text:style-name="T1">אבל למה אנחנו יודעים שהיא לא הגיונית</text:span><text:span text:style-name="T2">? </text:span><text:span text:style-name="T1">כי היא לא יעילה</text:span><text:span text:style-name="T2">. </text:span><text:span text:style-name="T1">מה זאת אומרת היא לא יעילה</text:span><text:span text:style-name="T2">? </text:span><text:span text:style-name="T1">כי אני העובדה שאני אמרתי לילד שלי אם אתה תמשיך ככה להתבחר על כל דבר</text:span><text:span text:style-name="T2">, </text:span><text:span text:style-name="T1">לא הציין לך שום דבר</text:span><text:span text:style-name="T2">. </text:span><text:span text:style-name="T1">אם זו הייתה פעולה מצוינת</text:span><text:span text:style-name="T2">, </text:span><text:span text:style-name="T1">אז למחרת הוא היה משנה את ההתנהגות שלו</text:span><text:span text:style-name="T2">. </text:span><text:span text:style-name="T1">אבל הוא לא משנה את ההתנהגות שלו</text:span><text:span text:style-name="T2">. </text:span><text:span text:style-name="T1">אגב</text:span><text:span text:style-name="T2">, </text:span><text:span text:style-name="T1">גם אני לא משנה את ההתנהגות שלי</text:span><text:span text:style-name="T2">, </text:span><text:span text:style-name="T1">כי למחרת הוא ממשיך להתנהג אותו דבר</text:span><text:span text:style-name="T2">, </text:span><text:span text:style-name="T1">אני התסכול שלי רק עובר יותר ואני מודיע לו ביתר סט</text:span><text:span text:style-name="T2">. </text:span><text:span text:style-name="T1">תקשיב רגע</text:span><text:span text:style-name="T2">, </text:span><text:span text:style-name="T1">חמוד שלי</text:span><text:span text:style-name="T2">, </text:span><text:span text:style-name="T1">אם אתה תמשיך ככה</text:span><text:span text:style-name="T2">, </text:span><text:span text:style-name="T1">שום דבר לא יצא ממך</text:span><text:span text:style-name="T2">. </text:span><text:span text:style-name="T1">מה לא היה ברור במסר שהעברתי לך אתמול</text:span><text:span text:style-name="T2">? </text:span><text:span text:style-name="T1">שבעצם גם אתה ממשיך ככה ולא קורה כלום אתה באמת לופ כזה שלא קורה שום דבר אבל אתם אומרים את אותם דברים ומתבחיינים על אותם דברים</text:span></text:p>
      <text:p text:style-name="P2"><text:span text:style-name="T1">כן יש גאונות מצד א שני הצדדים במקרה הזה א נם קראנו לזה מחזור אינפורמציות אותם דברים מציקים לי אותם רגשות צפים אצלי אני אומר את אותם דברים זה גומר גורם לצד השני להרגיש את אותם דברים להגיד את אותם דברים והטקס הזה הרטואל הזה א ממשיך יום אחרי יום אחרי יום אחרי יום ובמקרה הזה ההורה שאמור להיות </text:span><text:soft-page-break/><text:span text:style-name="T1">הורה א אמור לצר איזשהו שינוי</text:span><text:span text:style-name="T2">, </text:span><text:span text:style-name="T1">אבל השינוי לא מתרחש והמטרה של הפודקאסט הזה להבין רגע למה הוא לא מתרחש ואיך אפשר לצאת ממנו</text:span><text:span text:style-name="T2">. </text:span><text:span text:style-name="T1">וכדי להמחיש את זה אני רוצה לדבר על חוק שהוא קודם כל יש לו שם מגניב והוא נקרא מה שמואר צומח</text:span><text:span text:style-name="T2">. </text:span><text:span text:style-name="T1">הדרך הכי טובה להבין את החוק הזה להבין ואחר כך לראות איך משתמשים בו זה להתייחס אליו כאל חוק א בוטני חוק טבע כזה א והוא מתייחס לשני מוצרים אחד שמש ואחד צמחים</text:span><text:span text:style-name="T2">. </text:span><text:span text:style-name="T1">אם השמש</text:span><text:span text:style-name="T2">, </text:span><text:span text:style-name="T1">האור מאיר על הורדים</text:span><text:span text:style-name="T2">, </text:span><text:span text:style-name="T1">הברדים צומכים</text:span><text:span text:style-name="T2">. </text:span><text:span text:style-name="T1">אם האור מאיר על העשבים</text:span><text:span text:style-name="T2">, </text:span><text:span text:style-name="T1">העשבים צומכים</text:span><text:span text:style-name="T2">. </text:span><text:span text:style-name="T1">הרעיון מאוד מאוד פשוט</text:span><text:span text:style-name="T2">. </text:span><text:span text:style-name="T1">מה שמואר צומח</text:span><text:span text:style-name="T2">? </text:span><text:span text:style-name="T1">א זה חוק שאין בו שיפוטיות</text:span><text:span text:style-name="T2">. </text:span><text:span text:style-name="T1">מה זה אומר שאין בו שיפוטיות</text:span><text:span text:style-name="T2">? </text:span><text:span text:style-name="T1">זה אומר שלשמש היא מהירה</text:span><text:span text:style-name="T2">. </text:span><text:span text:style-name="T1">לא אכפת לה על מה היא מאירה</text:span><text:span text:style-name="T2">. </text:span><text:span text:style-name="T1">היא פשוט מהירה</text:span><text:span text:style-name="T2">. </text:span><text:span text:style-name="T1">היא לא אומרת אני אעיר רק על א</text:span><text:span text:style-name="T2">' </text:span><text:span text:style-name="T1">או רק על ב</text:span><text:span text:style-name="T2">'. </text:span><text:span text:style-name="T1">וגם הורדים לא אומרים א גם העשבים אומרים טוב אנחנו שליליים אנחנו לא נצמח אם מאירים עלינו אנחנו צומכים לא מאירים עלינו אנחנו קמלים אותו דבר אומרים הורדים כלומר הורד לא יותר טוב מהעשב העשב לא יותר טוב מהורד זה כבר נהיה פה קצת שיח בודאיסטי כזה אז בוא נחזור רגע</text:span></text:p>
      <text:p text:style-name="P3">למציאות למציאות נכון</text:p>
      <text:p text:style-name="P2"><text:span text:style-name="T1">אז יש פה בעיה כי אני רואה תכונה שאותה אני רוצה למגר במקרה הזה החולשת אופי של הילד נקרא לזה ככה אבל מתוך הרצון שלי למגר אני עדיין מוצא את עצמי</text:span><text:span text:style-name="T2">. </text:span><text:span text:style-name="T1">השמש</text:span><text:span text:style-name="T2">, </text:span><text:span text:style-name="T1">המים שלי</text:span><text:span text:style-name="T2">, </text:span><text:span text:style-name="T1">תשומת הלב שלי מהירה על אותה תכונה</text:span><text:span text:style-name="T2">. </text:span><text:span text:style-name="T1">בעצם מה שקורה זה שאני מודיע לילד</text:span><text:span text:style-name="T2">, </text:span><text:span text:style-name="T1">תקשיב</text:span><text:span text:style-name="T2">, </text:span><text:span text:style-name="T1">אני ההורה רב הסמכות וערך האפיים רואה בך חולשה מאוד גדולה</text:span><text:span text:style-name="T2">. </text:span><text:span text:style-name="T1">וזאת קודם כל עובדה</text:span><text:span text:style-name="T2">. </text:span><text:span text:style-name="T1">אני מקבע את העובדה הזאת</text:span><text:span text:style-name="T2">. </text:span><text:span text:style-name="T1">אני מאיר אותה</text:span><text:span text:style-name="T2">, </text:span><text:span text:style-name="T1">מקבע אותה ומעצים אותה</text:span><text:span text:style-name="T2">. </text:span><text:span text:style-name="T1">ואני גם מודיע לילד שאם הוא כזה</text:span><text:span text:style-name="T2">, </text:span><text:span text:style-name="T1">כי הוא אכן כזה</text:span><text:span text:style-name="T2">, </text:span><text:span text:style-name="T1">כי הרגע הערתי על המציאות הזו</text:span><text:span text:style-name="T2">, </text:span><text:span text:style-name="T1">שידע שאין לו עתיד</text:span><text:span text:style-name="T2">. </text:span><text:span text:style-name="T1">ואני מתחיל להנביט עסב של חולשה שתלך ותתפתח</text:span><text:span text:style-name="T2">.</text:span></text:p>
      <text:p text:style-name="P2"><text:span text:style-name="T1">עכשיו</text:span><text:span text:style-name="T2">, </text:span><text:span text:style-name="T1">אם אתה שמש אז בעצם התפקיד שלך כרגע הוא קודם כל להכיר בזה שזה מה שאנחנו עושים</text:span><text:span text:style-name="T2">.</text:span></text:p>
      <text:p text:style-name="P2"><text:span text:style-name="T1">כן</text:span><text:span text:style-name="T2">.</text:span></text:p>
      <text:p text:style-name="P2"><text:span text:style-name="T1">ודבר שני מה</text:span><text:span text:style-name="T2">? </text:span><text:span text:style-name="T1">להתחיל לחפש את הורדים בילד</text:span><text:span text:style-name="T2">.</text:span></text:p>
      <text:p text:style-name="P2"><text:span text:style-name="T1">השאלה היא כמובן לעבור מהתודעה הראקטיבית הזאת שמנסה להימנע ממשהו</text:span><text:span text:style-name="T2">, </text:span><text:span text:style-name="T1">מילד חלש שיצמח להיות מבוגר חלש</text:span><text:span text:style-name="T2">. </text:span><text:span text:style-name="T1">אני תמיד צריך לש שואל את עצמי מה אני רוצה שיצמח ואת הדבר הזה אני צריך להעיר</text:span><text:span text:style-name="T2">. </text:span><text:span text:style-name="T1">זאת אומרת אם התודעה הראקטיבית שלי אומרת אתה חייב ילד יקר שלי למגר את החולשה שלך כדי שהעולם לא ינצל אותך ולא תיפגע והמחיר שזה הוא שזה אכן מה שאני בורא ומעצים אז התיקון של זה הוא בא ואומר שאל את עצמך אה על מה אתה רוצה להאיר כלומר מה אתה רוצה שיצמח כדי לקבל את התוצאה שאתה רוצה לקבל</text:span><text:span text:style-name="T2">. </text:span><text:span text:style-name="T1">עכשיו בעצם מה שאני רוצה להעיר עליו זו התכונה שתנצח את החולשה</text:span><text:span text:style-name="T2">.</text:span></text:p>
      <text:p text:style-name="P2"><text:span text:style-name="T1">אני עושה פאוז</text:span><text:span text:style-name="T2">. </text:span><text:span text:style-name="T1">בעצם אתה ההורה</text:span></text:p>
      <text:p text:style-name="P3">כרגע א עוצר אומר לעצמך אוקיי מה שאני עושה זה מאיר על העשבים</text:p>
      <text:p text:style-name="P2"><text:span text:style-name="T1">נכון</text:span><text:span text:style-name="T2">?</text:span></text:p>
      <text:p text:style-name="P2"><text:span text:style-name="T1">ומה מה מה השלב הבא</text:span><text:span text:style-name="T2">?</text:span></text:p>
      <text:p text:style-name="P2"><text:span text:style-name="T1">אגב איך אני יודע שאני מאיר על העשבים</text:span><text:span text:style-name="T2">? </text:span><text:span text:style-name="T1">כי צומכים לי עשבים</text:span><text:span text:style-name="T2">. </text:span><text:span text:style-name="T1">אני לא צריך פה איזה מודעות</text:span><text:span text:style-name="T2">. </text:span><text:span text:style-name="T1">אני אומר אם אני עושה את הפעולה הזאת כבר כמה שבועות</text:span><text:span text:style-name="T2">, </text:span><text:span text:style-name="T1">כמה חודשים</text:span><text:span text:style-name="T2">, </text:span><text:span text:style-name="T1">כמה שנים ואני לא מקבל ורדים אלא עשבים</text:span><text:span text:style-name="T2">, </text:span><text:span text:style-name="T1">אני לא מקבל ילד יותר נחוש וחזק</text:span><text:span text:style-name="T2">, </text:span><text:span text:style-name="T1">אז אני בוודאי עושה משהו לא נכון</text:span><text:span text:style-name="T2">.</text:span></text:p>
      <text:p text:style-name="P2"><text:span text:style-name="T1">אז שלב ראשון אתה עושה פאז</text:span><text:span text:style-name="T2">, </text:span><text:span text:style-name="T1">שלב שני אתה אומר</text:span><text:span text:style-name="T2">, "</text:span><text:span text:style-name="T1">וואלה</text:span><text:span text:style-name="T2">, </text:span><text:span text:style-name="T1">אני מקבל את אותה תוצאה כשאני אומרת אותו דבר</text:span><text:span text:style-name="T2">. </text:span><text:span text:style-name="T1">שלב שלישי אתה אומר לעצמך איזה תוצאה אני רוצה שתהיה כאן</text:span><text:span text:style-name="T2">."</text:span></text:p>
      <text:p text:style-name="P2"><text:span text:style-name="T1">יופי</text:span><text:span text:style-name="T2">. </text:span><text:span text:style-name="T1">אז עכשיו אם כשאני מאיר על החולשה</text:span><text:span text:style-name="T2">, </text:span><text:span text:style-name="T1">אני מקבל עוד חולשה</text:span><text:span text:style-name="T2">, </text:span><text:span text:style-name="T1">אז כשאני אאיר על העוצמה של הילד או על הנחישות של הילד</text:span><text:span text:style-name="T2">, </text:span><text:span text:style-name="T1">אני אקבל עוד נכישות ועוצמה</text:span><text:span text:style-name="T2">, </text:span><text:span text:style-name="T1">שזה מה שאני רוצה לקבל</text:span><text:span text:style-name="T2">.</text:span></text:p>
      <text:p text:style-name="P2"><text:span text:style-name="T1">מעולה טל</text:span><text:span text:style-name="T2">, </text:span><text:span text:style-name="T1">אבל אני כרגע מול הילד הבכיין</text:span><text:span text:style-name="T2">. </text:span><text:span text:style-name="T1">אני לא רואה שום נחישות ושום עוצמה</text:span><text:span text:style-name="T2">.</text:span></text:p>
      <text:p text:style-name="P2"><text:soft-page-break/><text:span text:style-name="T1">יותר מזה</text:span><text:span text:style-name="T2">, </text:span><text:span text:style-name="T1">את לא רואה נחישות ועוצמה</text:span><text:span text:style-name="T2">? </text:span><text:span text:style-name="T1">אז עכשיו נשאל את השאלה מה עושים</text:span><text:span text:style-name="T2">, </text:span><text:span text:style-name="T1">נכון</text:span><text:span text:style-name="T2">? </text:span><text:span text:style-name="T1">זה בדיוק הקאץ</text:span><text:span text:style-name="T2">'. </text:span><text:span text:style-name="T1">ואז אנחנו שואלים האם התפקיד של ההורה הוא ללכת ולחפש את כל הרגעים שבהם הילד שלהם הוא חלש ולא טוב לעיר לו הזה</text:span><text:span text:style-name="T2">? </text:span><text:span text:style-name="T1">או שהתפקיד שלו רואה זה לשתוק ולשבת כמו א צייד ולחכות לאותה שנייה בודדה שבהילד שלך יפגין קמצוץ של נחישות</text:span><text:span text:style-name="T2">. </text:span><text:span text:style-name="T1">וברגע שזה אני אומר לו תקשיב רגע בן יקר שלי זה היה מדהים לראות אותך היום לא התרסק עם האופניים וקם תוך חצי שניה תדע לך שאם נחישות כזו עם נחישות כזו כמו שאני ראיתי היום אין שום דבר לא יעצור אותך בחיים וזו נקראת הערה פרואקטיבית שבה אני בוחר להאיר על התכונה שאני רוצה לקבל כי היא זו שתביא לי את התוצאה הרצועיה בעתיד מול הילד נכון זה יותר קשה היא איננה לעתים צריך לחכות אבל אבל כשאני מוצא רגע של אמת שבו אכן יש קמצוץ של נכישות ומאיר על הדבר הזה</text:span><text:span text:style-name="T2">, </text:span><text:span text:style-name="T1">אני הסמכות עבור הילד בעצם מודיע לו שים לב אני ראיתי הרגע תכונת אופי אמיתית שלך והיא נחישות ועליה אני מאיר ואותה אני מגדיל ומה שמואר צומח</text:span></text:p>
      <text:p text:style-name="P2"><text:span text:style-name="T1">כלומר אני כל אחר הצהריים שאני עם הילדים אני צריכה לשתוק כשאני רואה את ההתנהגות הבכיינית הזאת את הוויינינג הזה ולהתחיל לחפש את הרגעים הקטנטנים האלה שהם כן מפגינים נחישות</text:span><text:span text:style-name="T2">. </text:span><text:span text:style-name="T1">אבל איפה פה עובר הגבול</text:span><text:span text:style-name="T2">? </text:span><text:span text:style-name="T1">אם אני רואה שהבת שלי ברגע של נחישות רבה ע עם אחותה הגדולה</text:span><text:span text:style-name="T2">, </text:span><text:span text:style-name="T1">אני לא רוצה לחזק את זה ולהגיד לה</text:span><text:span text:style-name="T2">, </text:span><text:span text:style-name="T1">אני מאוד שמחה שאת עמדת על שלך במריבה עם אחותך</text:span><text:span text:style-name="T2">.</text:span></text:p>
      <text:p text:style-name="P2"><text:span text:style-name="T1">טוב</text:span><text:span text:style-name="T2">, </text:span><text:span text:style-name="T1">כל העניין של לגדל קודם כל הלוואי ונגיע למצב שבו ילד שהוא מתנהג כמו א נתול עמוד שדרה ומאוד מאוד חלש הגיע למצב שאנחנו צריכים למתן את העובדה שהוא הגיע להיות נחוש</text:span><text:span text:style-name="T2">. </text:span><text:span text:style-name="T1">עכשיו שוב אז אם הצלחתי לייצר ילד נחוש והוא עובר את הגבול קודם כל אה אנחנו כמובן צריכים להתעסק בגבולות של ערכים ומוסר ומרביצים ולא מרביצים וגוף וכולי אבל שם אני מתחיל לפתח ולהאיר תכונה אחרת שהיא חשובה לי למשל אם אני מאוד עוצמתי איזה תחום ואני מתחיל לראות כורה שילד שלי את העוצמה הזו שלו מנתב למקומות של לפגוע בחלש אז אני שואל את עצמי על איזה תכונה אני רוצה להאיר שתמתן את הדבר הזה למשל רגישות למשל התחשבות למשל חמלה למשל עזרה לחלשים למשל ניצול של כוח לטובת ה זולעת אז אני מחפש רגעים אחרים שבהם אני יכול למתן את הדבר הזה עכשיו אני לא בא ואומר פה שלנו כהורים אסור לשים גבולות חד וחלק מה זה אסור חייבים לשים גבולות זה לא פודקאסט עכשיו שידבר על גבולות אולי זה רעיון לא רע לדבר על גבולות אבל ה אני אני פה מאיר את המקום הזה שיש לנו הרגל מאוד מאוד עמוק אני לא באמת יודע איפה הוא נולד להסתכל על המציאות סיבנו לראות מה לא בסדר בה ולהצביע ולהגיד הדבר הזה דורש תיקון כי צריך להבין כשאני מאיר על הדבר הדורש תיקון אני נותן לו הרבה מאוד כוח בעיקר אגב כשמדובר בילדים כי אני כאילו מודיע לילד מה הוא</text:span></text:p>
      <text:p text:style-name="P3">תראה זה מאוד הגיוני כשאני עכשיו בוא נחזור לחוק הבוטני כשאני עכשיו בגינה</text:p>
      <text:p text:style-name="P3">ויש לי דשא מהמם ופתאום באמצע הדשא צומח לי קוץ</text:p>
      <text:p text:style-name="P3">הדבר הראשון שאני עושה זה לבוא ולהעקור אותו</text:p>
      <text:p text:style-name="P3">אבל זה בדיוק מה שאני הולכת לעשות עכשיו מול הילד ואתה בעצם</text:p>
      <text:p text:style-name="P2"><text:span text:style-name="T1">פשוט אן אומר לי</text:span><text:span text:style-name="T2">, "</text:span><text:span text:style-name="T1">תשמעי</text:span><text:span text:style-name="T2">, </text:span><text:span text:style-name="T1">כל השיטה שלך לא נכה</text:span><text:span text:style-name="T2">, </text:span><text:span text:style-name="T1">עובדה היא לא עובדת</text:span><text:span text:style-name="T2">."</text:span></text:p>
      <text:p text:style-name="P2"><text:span text:style-name="T1">תשמעי</text:span><text:span text:style-name="T2">, </text:span><text:span text:style-name="T1">קודם כל יש אם משהו אחד אני זוכר מהשיעור בספרות בכיתה ו</text:span><text:span text:style-name="T2">' </text:span><text:span text:style-name="T1">זה את גבולות המטפורה</text:span><text:span text:style-name="T2">. </text:span><text:span text:style-name="T1">אז המטפורה קרסה</text:span><text:span text:style-name="T2">, </text:span><text:span text:style-name="T1">אוקיי</text:span><text:span text:style-name="T2">? </text:span><text:span text:style-name="T1">היא סוחבת חלקית א ברור שבגינה אה אתה א רוצה למגר את היבלית או את הסבים</text:span><text:span text:style-name="T2">, </text:span><text:span text:style-name="T1">נכון</text:span><text:span text:style-name="T2">? </text:span><text:span text:style-name="T1">אני יכול גם עכשיו פה למתוח את זה ואיג תקשיבי תני דשן לדשא תגבר על הבלית</text:span><text:span text:style-name="T2">. </text:span><text:span text:style-name="T1">בסדר</text:span><text:span text:style-name="T2">? </text:span><text:span text:style-name="T1">אבל כשאנחנו מדברים על א אנשים ועל על ההשפעה שיש לי על אנשים</text:span><text:span text:style-name="T2">. </text:span><text:span text:style-name="T1">כשאני מודיע לילד מי הוא ואני אומר לו אתה כזה ואם תמשיך להיות כזה אלה התוצרים שלך אני בעצם נותן לו נתיב ידוע מראש אני כאילו מייצר עבור א מציאות</text:span></text:p>
      <text:p text:style-name="P3">כמו לבואה שמגשיםמה את עצמה בעצם אבא שלי חושב שאני כזה אז אז אני כזה</text:p>
      <text:p text:style-name="P3">תראי אני אתן לך את זה אפילו ברזולוציה קצת יותר גבוהה אה לי אמרו פעם כשהייתי ילד הבעיה של זה שאתה לא מתמיד ככה אתה לא תצמיד</text:p>
      <text:p text:style-name="P3"><text:soft-page-break/>שנה זה זה נדר מיתגו אותך מההתחלה כ</text:p>
      <text:p text:style-name="P2"><text:span text:style-name="T1">כא מתמיד עכשיו אני לא בטוח שזה נכון כי כי אני לא יודע אם אני לא התמדתי אני אהבתי הרבה דברים ודילגתי מפרח לפרח ומספורט לספורט ובכולם הייתי מגניב לכולם הייתי בסדר גמור אבל נוצר רעיון פנימי אמונה שאמרה לי א הבעיה שלך זה שאתה לא מתמיד בשום דבר עד הסוף שאתה קופץ למקום לקפוץ ככה לא תשיג שום דבר עכשיו זה יכול להוביל לשתי אסטרטגיות של ילד אחת הוא אומר</text:span><text:span text:style-name="T2">, </text:span><text:span text:style-name="T1">מה הטעם להתאמץ</text:span><text:span text:style-name="T2">? </text:span><text:span text:style-name="T1">במילא לא יצא מני שום דבר כי הבעיה שלי היא שאני לא מתמיד</text:span><text:span text:style-name="T2">. </text:span><text:span text:style-name="T1">זאת אומרת האירו בי את התכונה הזאתי</text:span><text:span text:style-name="T2">, </text:span><text:span text:style-name="T1">נתנו להרבה מאוד כוח</text:span><text:span text:style-name="T2">. </text:span><text:span text:style-name="T1">היא הייתה אמונה</text:span><text:span text:style-name="T2">, </text:span><text:span text:style-name="T1">יש כאלה שיקראו לזה אמונה מגבילה</text:span><text:span text:style-name="T2">. </text:span><text:span text:style-name="T1">היא מגבילה את ההתפתחות שלי ועכשיו אני הולך </text:span><text:span text:style-name="T2">in al</text:span><text:span text:style-name="T1">יימנ בהלימה עם הרעיון הזה</text:span><text:span text:style-name="T2">. </text:span><text:span text:style-name="T1">אין לי מה להתאמץ כי ממילא אני לא מהמתמידים ומי שלא מתמיד לא מצליח ואז אני באמת לא ממצא שום דבר מהפוטנציאל שלי</text:span><text:span text:style-name="T2">. </text:span><text:span text:style-name="T1">זו אפשרות אחת של הצמח הזה לצמוך</text:span><text:span text:style-name="T2">. </text:span><text:span text:style-name="T1">אפשרות שנייה באה ואומרת אה לא דווקא בגלל מה שאמרו לי אני עכשיו אעשה הכל כדי להוכיח שאני אצליח</text:span><text:span text:style-name="T2">. </text:span><text:span text:style-name="T1">ומאוד יכול להיות שאני אשיג הישגים שבערך המוחלט של החיים כשאנשים יסתכלו יגידו בוא נתלזה הוא מה זה מצליח</text:span><text:span text:style-name="T2">? </text:span><text:span text:style-name="T1">אבל בפנים אצלי בשודי סודות תהיה אמונה שאומרת זה מצליח</text:span><text:span text:style-name="T2">. </text:span><text:span text:style-name="T1">את יודעת איפה הייתי אם הייתי מתמיד</text:span><text:span text:style-name="T2">? </text:span><text:span text:style-name="T1">כלומר אני לא אחווה את עצמי במלא הפוטנציאל שלי כי תמיד תהיה לי אמונה שזו לא ההצלחה</text:span><text:span text:style-name="T2">. </text:span><text:span text:style-name="T1">שאני נועדתי לה כי יש לי תכונה שעוצרת אותך</text:span></text:p>
      <text:p text:style-name="P2"><text:span text:style-name="T1">שוצרת אותך</text:span><text:span text:style-name="T2">. </text:span><text:span text:style-name="T1">לרגע לא עוברת מחשבה אה בילד שבעצם א האבא שלי אומר לי דבר כזה כדי להטיב איתי</text:span><text:span text:style-name="T2">?</text:span></text:p>
      <text:p text:style-name="P2"><text:span text:style-name="T1">אני לא חושב שהילד מטיל ספק בזה שמיטיבים איתו</text:span><text:span text:style-name="T2">. </text:span><text:span text:style-name="T1">לא יודע</text:span><text:span text:style-name="T2">. </text:span><text:span text:style-name="T1">אולי זה אמירה כוללנית מדי</text:span><text:span text:style-name="T2">. </text:span><text:span text:style-name="T1">אני אנסך את זה אחרת</text:span><text:span text:style-name="T2">. </text:span><text:span text:style-name="T1">לתת המודה אין חושום אור</text:span><text:span text:style-name="T2">. </text:span><text:span text:style-name="T1">בסדר</text:span><text:span text:style-name="T2">? </text:span><text:span text:style-name="T1">מה זה אומר שלטת המודה אין חושום אור</text:span><text:span text:style-name="T2">? </text:span><text:span text:style-name="T1">זה אומר שאם אני אומר תקשיבי אין לך מה לדאוג מפצ צצה איראנית תת המודה הוא לא יודע לטייק את אין לך ממה לחשוש הוא רואה ויזואל של פצצה איראנית מבחינתו עכשיו במיינד יש פצצה איראנית אין חושומור אין פילטר של הדבר הזה אוקיי א אותו דבר כשאני מודיע לילד שאם הוא ימשיך ככה לא יצא ממנו כלום אין פילטריזציה של הרעיון הזה זה כאילו אמת של הסמכות שבאה אליו תת המודע לא אומר א מוח אולי מוכן לעשות איזה פילטר מלטרטור מודע מקבל את זה כאילאים המאוד מאוד א ראשונים ולכן האחריות שלנו כהורים על מה אנחנו מאירים היא כל כך דרמטית</text:span></text:p>
      <text:p text:style-name="P3">אבל בוא נחזור רגע אליך בוא נגיד שאתה תל הילד לא מתמיד התחלת החוג אחרי שלושה מפגשים באת ואמרת להורים שלך לא מתאים אני בטח ברור כי אתה לא מתמיד</text:p>
      <text:p text:style-name="P3">אמרו לי ברור טלוש תקשיב אתה לא יכול ככה כל פעם להפסיק אם אתה תמשיך ככה לא יצאים לך שום דבר</text:p>
      <text:p text:style-name="P2"><text:span text:style-name="T1">אז על מה בדיוק ההורים שלך היו אמורים להעיר איזה איזה התנהגות כש שאתה בעצם לא באמת לא מתמים אתה באמת מגשים את הנבואה שלהם נכון אז יש פה שתי אפשרויות אחת אם רצו לפתח אצלי את תכונת ההתמדה היו צריכים למצוא רגעים בהם הפגנתי התמדה סתם דפקתי מסמר כמו שצריך עד הסוף למרות שהמסמר נלחם בי אוקיי ואם אבא שלי הבא ואומר לי בוא נסחתן עליך תעלוש אתה נלחמת במסמר עד שהמסמר התעייף תדע לך אם נחישו כזו</text:span><text:span text:style-name="T2">, </text:span><text:span text:style-name="T1">שום דבר לא יעצור אותך בחיים</text:span><text:span text:style-name="T2">. </text:span><text:span text:style-name="T1">אז הוא מתחיל לבנות את האמונה ואת התכונה שהוא רוצה שתצמח אצלי</text:span><text:span text:style-name="T2">. </text:span><text:span text:style-name="T1">מה שאתה אומר שזה לא משנה גודל הדוגמה</text:span><text:span text:style-name="T2">, </text:span><text:span text:style-name="T1">זה יכול להיות משהו ממש ממש קטן</text:span><text:span text:style-name="T2">. </text:span><text:span text:style-name="T1">זה לא</text:span></text:p>
      <text:p text:style-name="P2"><text:span text:style-name="T1">היא חייבת לי</text:span><text:span text:style-name="T2">. </text:span><text:span text:style-name="T1">אנחנו אני קצת רואה הורים שמרמים את הילדים שלהם</text:span><text:span text:style-name="T2">. </text:span><text:span text:style-name="T1">אני לא אוהב את זה</text:span><text:span text:style-name="T2">. </text:span><text:span text:style-name="T1">מעצימים אותם על רואים ציור זבעות ואומרים</text:span><text:span text:style-name="T2">, "</text:span><text:span text:style-name="T1">וואו</text:span><text:span text:style-name="T2">, </text:span><text:span text:style-name="T1">אתה צייר נדיר</text:span><text:span text:style-name="T2">." </text:span><text:span text:style-name="T1">עכשיו הילד לא קונה את הדבר הזה</text:span><text:span text:style-name="T2">. </text:span><text:span text:style-name="T1">אנחנו צריכים למצוא בעיניי דוגמה שהילד יכול </text:span><text:span text:style-name="T2">to relay to </text:span><text:span text:style-name="T1">שהיא אמינה</text:span><text:span text:style-name="T2">. </text:span><text:span text:style-name="T1">בעיניו שכשאני מסתכל על בעיניים ואומר לו תקשיב בואנה זה היה מדהים היה מדהים לראות איך שעה אתה נלחמת במסמר הזה ולמרות שדפקת את האצבע ואת הזה וזה לא ויטרת וניצחת אם הילד מקבל את זה כאמת אז אני השרשתי שורש של אמונה של הילד שאכן יש בו נחישות ויצרתי תפיסה שאומרת עם הנחישות הזו אתה תשיג מה שאתה רוצה בחיים אז למה ככה פתאום הפסקה באמצע הפרק גם כדי לתת לכם רגע לנשום ולהקל את החומר וגם כדי להכיר לכם את הקורס הדיגיטלי שהכנתי שנקרא איך לא </text:span><text:soft-page-break/><text:span text:style-name="T1">מה שמואר צומח ומתאים לבוגרי הסדנאות המלאות וגם למי שרק מאזין לפודקאסט ארבעה שיעורים עמוקים ומובנים על חוק הסיבה והתוצאה מה שמואר צומח איך משנים מיקודי שליטה וטכניקה מובנת ומוכחת לבריאת מציאות אני מלמד שם בצורה עמוקה ומסודרת את מה שהפודקאסט נוגע בו ברמיזה פשוט תלחצו על הלינק פה למטה ותמשיכו להעמיק ולהתפתח זהו נתראה עוד שנייה מהצד השני</text:span><text:span text:style-name="T2">. </text:span><text:span text:style-name="T1">כמובן שיכולה להיות גם זווית אחרת</text:span><text:span text:style-name="T2">, </text:span><text:span text:style-name="T1">הרי זה אנדלס</text:span><text:span text:style-name="T2">, </text:span><text:span text:style-name="T1">אוקיי</text:span><text:span text:style-name="T2">? </text:span><text:span text:style-name="T1">יכול היה גם ההורה שלי להגיד לי תקשיב טעל זה מדהים לראות איך אתה טועה מכל הדברים לכל הרוחב ואתה הולך עם הלב שלך למה שמעניין לך ואתה חווה את החיים לרוחב</text:span><text:span text:style-name="T2">. </text:span><text:span text:style-name="T1">תדע לך שזה דרך מדהימה לחיות את החיים לטעום ולעשות הרבה דברים</text:span><text:span text:style-name="T2">. </text:span><text:span text:style-name="T1">ככה אתה תחייה חיים אליהם</text:span><text:span text:style-name="T2">. </text:span><text:span text:style-name="T1">גם על זה אפשר היה להאיר</text:span><text:span text:style-name="T2">. </text:span><text:span text:style-name="T1">אוקיי</text:span><text:span text:style-name="T2">, </text:span><text:span text:style-name="T1">אגב</text:span><text:span text:style-name="T2">, </text:span><text:span text:style-name="T1">אני אישית בכלל לא חושב שהייתי ילד לא מתמיד</text:span><text:span text:style-name="T2">. </text:span><text:span text:style-name="T1">אני באמת מלא דברים עניינו אותי ולא היה חשוב לי להצטיין מאוד בכל דבר</text:span><text:span text:style-name="T2">.</text:span></text:p>
      <text:p text:style-name="P2"><text:span text:style-name="T1">האבני דרך עד לתוצאה הרצויה</text:span><text:span text:style-name="T2">, </text:span><text:span text:style-name="T1">בהכרח מקושרות בתודעה של הילד לתוצאה</text:span><text:span text:style-name="T2">? </text:span><text:span text:style-name="T1">בעצם עצם העובדה שבעצם החמטה לו על המסמר</text:span><text:span text:style-name="T2">, </text:span><text:span text:style-name="T1">אז הוא יודע שמדובר בהתמדה</text:span><text:span text:style-name="T2">, </text:span><text:span text:style-name="T1">זה יוביל אותו בהכרח להאמין בזה שאולי הוא כן מתמיד</text:span><text:span text:style-name="T2">.</text:span></text:p>
      <text:p text:style-name="P2"><text:span text:style-name="T1">אם אני אומר ל את יודעת מה אני אתן לך דוגמה</text:span><text:span text:style-name="T2">? </text:span><text:span text:style-name="T1">אה נגיד שאחד לא נגיד אבל בלי הנגיד שאחד מהילדים שלי הוא באמת עונה לתכונה הזאתי שהוא לא בדיוק עשוי מקריפטונייט אוקיי והוא באמת מאוד מאוד שביר והוא נופל מהאופניים ויש לי בחירה ברגע הזה על מה אני מאיר על זה שהוא מתבכיין ומיד לגשת לעזור לו או שאני תופס את תפקיד הצייד האחראי ציד המרחאות ומחכה א לראות את נהגות שאותה אני רוצה להעצים</text:span><text:span text:style-name="T2">, </text:span><text:span text:style-name="T1">שעליה אני רוצה להעיר</text:span><text:span text:style-name="T2">. </text:span><text:span text:style-name="T1">עכשיו</text:span><text:span text:style-name="T2">, </text:span><text:span text:style-name="T1">יכול להיות שהוא בוכה ויכול להיות שהוא מדמם קצת מהברכיים ויכול להיות שהוא קם בכעס כי הוא לא כי הוא כועס עליי שאני לא עזרתי לו</text:span><text:span text:style-name="T2">.</text:span></text:p>
      <text:p text:style-name="P2"><text:span text:style-name="T1">אז אני יוצרת אותך</text:span><text:span text:style-name="T2">. </text:span><text:span text:style-name="T1">אז בעצם אני כהורה מסתכלת על זה ואומרת הוא קם</text:span><text:span text:style-name="T2">.</text:span></text:p>
      <text:p text:style-name="P2"><text:span text:style-name="T1">נכון</text:span><text:span text:style-name="T2">?</text:span></text:p>
      <text:p text:style-name="P2"><text:span text:style-name="T1">ואז אני אומרת טל</text:span><text:span text:style-name="T2">.</text:span></text:p>
      <text:p text:style-name="P3">אני אומר לו טל תקשיב אני ראיתי שקאב לך ולא באתי לעזור לך</text:p>
      <text:p text:style-name="P3">ובכל זאת קב</text:p>
      <text:p text:style-name="P2"><text:span text:style-name="T1">ואני ראיתי איך אתה למרות הכאבים כם ותדע לך שאני ראיתי את הנחישות הזו ותדע לך שמהניסיון שלי מי שככה קם ומי שיש לו כזה ניסיון כל מה שהוא ירצה בחיים להשיג הוא ישיג זה מדהים היה לראות עכשיו הילד הזה וזה סיפור במקרה אמיתי יום אחרי זה הייתה היו לו אורחים בבית ועל העורך היה קשה אז הילד שלי אמר לו תדע לך שאצלנו משפחת בשען לא מתייאשים זאת אומרת הילד לא נכנס לאיזה המשגה של מה שמואר צומח אבל החוויה כל כך העצימה אותו כי הוא גילה בעצמו אמת והסמכות במרכאות או לא במרכאות האירה על האמת הזו בכובד ראש</text:span><text:span text:style-name="T2">. </text:span><text:span text:style-name="T1">זה באמת היה מחובר למציאות ולכן הוא יכול לאחוז בזה כאוגן</text:span><text:span text:style-name="T2">. </text:span><text:span text:style-name="T1">והתפקיד שלי כהורה זה לשאול את עצמי מה אני רוצה שיצמח ועל זה להעיר</text:span><text:span text:style-name="T2">. </text:span><text:span text:style-name="T1">ולפעמים זה דורש סבלנות כי התכונה איננה</text:span><text:span text:style-name="T2">. </text:span><text:span text:style-name="T1">ולפעמים זה מתסכל מאוד כי בא לך לצרוח על תכונה שאתה לא רוצה וגם מותר לנו לעשות את זה מדי פעם</text:span><text:span text:style-name="T2">, </text:span><text:span text:style-name="T1">אבל בסוף החוק הוא חוק טבע</text:span><text:span text:style-name="T2">. </text:span><text:span text:style-name="T1">מה שמואר</text:span><text:span text:style-name="T2">, </text:span><text:span text:style-name="T1">צומח והאחריות שלי היא לברר על מה אני רוצה להעיר אל מול התוצאה הסופית שלי</text:span><text:span text:style-name="T2">.</text:span></text:p>
      <text:p text:style-name="P2"><text:span text:style-name="T1">אנחנו מתקרבים לסיום הפרק ומאוד הייתי רוצה שתעשה לנו איזשהו סיכום קטן</text:span><text:span text:style-name="T2">, </text:span><text:span text:style-name="T1">גם אם זה ישמע לך חזרה</text:span><text:span text:style-name="T2">, </text:span><text:span text:style-name="T1">של מה השלבים</text:span><text:span text:style-name="T2">, </text:span><text:span text:style-name="T1">מהרגע שאנחנו מזהים משהו בנו עד לרגע שבעצם אנחנו עושים את התיקון</text:span><text:span text:style-name="T2">.</text:span></text:p>
      <text:p text:style-name="P2"><text:span text:style-name="T1">אוקיי</text:span><text:span text:style-name="T2">, </text:span><text:span text:style-name="T1">אז ההרגל שלנו הוא לרדת לרצפת היצור של החיים</text:span><text:span text:style-name="T2">, </text:span><text:span text:style-name="T1">לראות ממה אנחנו לא מרוצים במקרה הזה מול הילד</text:span><text:span text:style-name="T2">, </text:span><text:span text:style-name="T1">אבל זה בפירוש יכול להיות מול בן זוג</text:span><text:span text:style-name="T2">, </text:span><text:span text:style-name="T1">מול כפיף בעבודה ולהאיר על התכונה או ההתנהגות שאנחנו מעוניינים למגעיר</text:span><text:span text:style-name="T2">. </text:span><text:span text:style-name="T1">על פי החוק של מה שמואר צומח</text:span><text:span text:style-name="T2">, </text:span><text:span text:style-name="T1">אנחנו משיגים פה תוצאה הפוכה כי אנחנו נותנים כוח</text:span><text:span text:style-name="T2">, </text:span><text:span text:style-name="T1">אנרגיה למשהו שאנחנו רוצים לצמצם אותו</text:span><text:span text:style-name="T2">. </text:span><text:span text:style-name="T1">לצורך העניין היינו צריכים להכניס אותו להפעלה</text:span><text:span text:style-name="T2">, </text:span><text:span text:style-name="T1">אבל ברגע שאנחנו הערנו עליו הוא מקבל כוח וצומח</text:span><text:span text:style-name="T2">. </text:span><text:span text:style-name="T1">זה יכול להיות עוד דרך זה שהוא נעשה אמונה מקבילה של הילד</text:span><text:span text:style-name="T2">. </text:span><text:span text:style-name="T1">או בכלל שאני מודיע לילד </text:span><text:soft-page-break/><text:span text:style-name="T1">שזה מה שהוא השאלה המתבקשת</text:span><text:span text:style-name="T2">, </text:span><text:span text:style-name="T1">המקום המפותח יותר תחת הרעיון של מה שמואר צומח זה לשאול</text:span><text:span text:style-name="T2">, </text:span><text:span text:style-name="T1">אוקיי</text:span><text:span text:style-name="T2">, </text:span><text:span text:style-name="T1">יש פה התנהגות אבל איזה התנהגות שאני רוצה למגר</text:span><text:span text:style-name="T2">, </text:span><text:span text:style-name="T1">אבל איזה התנהגות אני או איזה תכונת אופי אני רוצה להצמיח</text:span><text:span text:style-name="T2">? </text:span><text:span text:style-name="T1">זה קשה כי הרבה מאוד פעמים התכונה הזו היא לא בנמצא</text:span><text:span text:style-name="T2">. </text:span><text:span text:style-name="T1">ואני צריך להיכנס באמת למוד של צייד להגיד אני אחכה עכשיו לרגע שבו התכונה שאני רוצה שתצמח תביע את עצמה</text:span><text:span text:style-name="T2">. </text:span><text:span text:style-name="T1">גם אם זה לחלקיק שנייה וברגע שזה קורה</text:span><text:span text:style-name="T2">, </text:span><text:span text:style-name="T1">רגע שהוא מוחשי ואמותי</text:span><text:span text:style-name="T2">, </text:span><text:span text:style-name="T1">אמיתי</text:span><text:span text:style-name="T2">, </text:span><text:span text:style-name="T1">התפקיד שלי זה להעיר הזה</text:span><text:span text:style-name="T2">. </text:span><text:span text:style-name="T1">מה זה להעיר</text:span><text:span text:style-name="T2">? </text:span><text:span text:style-name="T1">להגיד לבן אדם</text:span><text:span text:style-name="T2">, "</text:span><text:span text:style-name="T1">תקשיב</text:span><text:span text:style-name="T2">, </text:span><text:span text:style-name="T1">אני ראיתי אותך מתנהגת ההתנהגות הזו הרגע</text:span><text:span text:style-name="T2">. </text:span><text:span text:style-name="T1">זה מדהים</text:span><text:span text:style-name="T2">, </text:span><text:span text:style-name="T1">זה מדהים איזה נחישות נדרשה כדי להרים עכשיו את האופניים</text:span><text:span text:style-name="T2">, </text:span><text:span text:style-name="T1">למרות שקיבלת כזאת א מכה ברגל</text:span><text:span text:style-name="T2">. </text:span><text:span text:style-name="T1">תדע לך</text:span><text:span text:style-name="T2">, </text:span><text:span text:style-name="T1">תדע לך שאם נחישות כזו</text:span><text:span text:style-name="T2">, </text:span><text:span text:style-name="T1">שום דבר לא יעצור אותך</text:span><text:span text:style-name="T2">." </text:span><text:span text:style-name="T1">וזאת בעיני האחריות ההורית</text:span><text:span text:style-name="T2">. </text:span><text:span text:style-name="T1">א או אם תרצי השם הזאתי שאנחנו רוצים להיות</text:span><text:span text:style-name="T2">.</text:span></text:p>
      <text:p text:style-name="P2"><text:span text:style-name="T1">תודה רבה</text:span><text:span text:style-name="T2">. </text:span><text:span text:style-name="T1">אני מניחה שאני יותר לא אומרת את המשפט אם תמשיך ככה לא יצא ממך כלום</text:span><text:span text:style-name="T2">. </text:span><text:span text:style-name="T1">א ואנחנו נמשיך בפרק הבא</text:span><text:span text:style-name="T2">. </text:span><text:span text:style-name="T1">סליחה זה לא מה שהזמנתי</text:span><text:span text:style-name="T2">.</text:span></text:p>
      <text:p text:style-name="P4"/>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style:font-face style:name="rem" svg:font-family="rem, 'Google Sans Text', 'Google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rl-tb"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6T16:37:30.155291300</meta:creation-date>
    <dc:date>2025-11-16T16:38:56.965054000</dc:date>
    <meta:editing-duration>PT1M27S</meta:editing-duration>
    <meta:editing-cycles>2</meta:editing-cycles>
    <meta:generator>LibreOffice/25.8.2.2$Windows_X86_64 LibreOffice_project/d401f2107ccab8f924a8e2df40f573aab7605b6f</meta:generator>
    <meta:document-statistic meta:table-count="0" meta:image-count="0" meta:object-count="0" meta:page-count="6" meta:paragraph-count="58" meta:word-count="3350" meta:character-count="16487" meta:non-whitespace-character-count="13195"/>
  </office:meta>
</office:document-meta>
</file>